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39">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6">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6">Я конечно понимаю зачем это делается, но вот реальная эффективность подобного процесса, скажем так, близка к нулевой.</text:p>
      <text:p text:style-name="P47">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6">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6">https://www.ohchr.org/en/publications/policy-and-methodological-publications/berkeley-protocol-digital-open-source - Протокол Беркли.</text:p>
      <text:p text:style-name="P46">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6">https://www.dni.gov/files/documents/ICD/ICS-206-01.pdf - стандарт разведывательного сообщества ICS 206–01. </text:p>
      <text:p text:style-name="P46">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07-09T12:28:51.012000000</dc:date>
    <meta:editing-duration>PT1H7M13S</meta:editing-duration>
    <meta:editing-cycles>11</meta:editing-cycles>
    <meta:generator>LibreOffice/24.8.4.2$Windows_X86_64 LibreOffice_project/bb3cfa12c7b1bf994ecc5649a80400d06cd71002</meta:generator>
    <meta:document-statistic meta:table-count="0" meta:image-count="0" meta:object-count="0" meta:page-count="133" meta:paragraph-count="1787" meta:word-count="24717" meta:character-count="217643" meta:non-whitespace-character-count="192413"/>
    <meta:user-defined meta:name="AppVersion">16.0000</meta:user-defined>
  </office:meta>
</office:document-meta>
</file>